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000000" draw:marker-start-width="0.413cm" draw:marker-end-width="0.413cm" draw:fill-color="#b2b2b2" draw:textarea-horizontal-align="justify" draw:textarea-vertical-align="middle" draw:auto-grow-height="false" fo:min-height="7.537cm" fo:min-width="32.006cm" fo:padding-top="0.16cm" fo:padding-bottom="0.16cm" fo:padding-left="0.285cm" fo:padding-right="0.285cm"/>
    </style:style>
    <style:style style:name="gr2" style:family="graphic" style:parent-style-name="standard">
      <style:graphic-properties draw:stroke="none" svg:stroke-color="#000000" draw:fill="none" draw:fill-color="#b2b2b2" fo:min-height="0.889cm"/>
    </style:style>
    <style:style style:name="gr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4.067cm" fo:min-width="29.91cm" fo:padding-top="0.16cm" fo:padding-bottom="0.16cm" fo:padding-left="0.285cm" fo:padding-right="0.285cm"/>
    </style:style>
    <style:style style:name="gr4" style:family="graphic" style:parent-style-name="standard">
      <style:graphic-properties svg:stroke-width="0.071cm" svg:stroke-color="#000000" draw:marker-start-width="0.413cm" draw:marker-end-width="0.413cm" draw:fill-color="#b2b2b2" draw:textarea-horizontal-align="justify" draw:textarea-vertical-align="middle" draw:auto-grow-height="false" fo:min-height="21.397cm" fo:min-width="32.098cm" fo:padding-top="0.16cm" fo:padding-bottom="0.16cm" fo:padding-left="0.285cm" fo:padding-right="0.285cm"/>
    </style:style>
    <style:style style:name="gr5" style:family="graphic" style:parent-style-name="standard">
      <style:graphic-properties svg:stroke-width="0.071cm" svg:stroke-color="#000000" draw:marker-start-width="0.413cm" draw:marker-end-width="0.413cm" draw:fill-color="#eeeeee" draw:textarea-horizontal-align="justify" draw:textarea-vertical-align="middle" draw:auto-grow-height="false" fo:min-height="7.052cm" fo:min-width="29.815cm" fo:padding-top="0.16cm" fo:padding-bottom="0.16cm" fo:padding-left="0.285cm" fo:padding-right="0.285cm"/>
    </style:style>
    <style:style style:name="gr6" style:family="graphic" style:parent-style-name="standard">
      <style:graphic-properties draw:stroke="none" svg:stroke-color="#000000" draw:fill="none" draw:fill-color="#eeeeee" fo:min-height="1.067cm"/>
    </style:style>
    <style:style style:name="gr7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4.067cm" fo:min-width="4.066cm" fo:padding-top="0.16cm" fo:padding-bottom="0.16cm" fo:padding-left="0.285cm" fo:padding-right="0.285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4.226cm" fo:min-width="0.198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2.866cm" fo:min-width="0.198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2.867cm" fo:min-width="0.198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 draw:fill-color="#b2b2b2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 draw:fill-color="#eeeeee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2.576cm" svg:height="7.857cm" svg:x="4.878cm" svg:y="2.4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2" draw:layer="layout" svg:width="29.311cm" svg:height="1.139cm" svg:x="5.116cm" svg:y="9.068cm">
              <draw:text-box>
                <text:p><text:span text:style-name="T1">Recovery System</text:span></text:p>
              </draw:text-box>
            </draw:frame>
            <draw:custom-shape draw:style-name="gr3" draw:text-style-name="P4" draw:layer="layout" svg:width="30.48cm" svg:height="4.387cm" svg:x="5.958cm" svg:y="3.747cm">
              <text:p text:style-name="P3">Facade</text:p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32.668cm" svg:height="21.717cm" svg:x="4.832cm" svg:y="14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12.273cm" svg:height="1.139cm" svg:x="4.907cm" svg:y="35.064cm">
            <draw:text-box>
              <text:p><text:span text:style-name="T1">MegaL/Xtext</text:span></text:p>
            </draw:text-box>
          </draw:frame>
          <draw:g>
            <draw:g>
              <draw:g>
                <draw:custom-shape draw:style-name="gr5" draw:text-style-name="P5" draw:layer="layout" svg:width="30.385cm" svg:height="7.372cm" svg:x="5.718cm" svg:y="26.62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6" draw:text-style-name="P6" draw:layer="layout" svg:width="29.424cm" svg:height="1.317cm" svg:x="6.14cm" svg:y="32.788cm">
                  <draw:text-box>
                    <text:p><text:span text:style-name="T1">Megamodels</text:span></text:p>
                  </draw:text-box>
                </draw:frame>
              </draw:g>
            </draw:g>
            <draw:custom-shape draw:style-name="gr7" draw:text-style-name="P4" draw:layer="layout" svg:width="4.636cm" svg:height="4.387cm" svg:x="6.702cm" svg:y="27.726cm">
              <text:p text:style-name="P3">Java</text:p>
              <text:p text:style-name="P3">Megamodel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636cm" svg:height="4.387cm" svg:x="12.502cm" svg:y="27.726cm">
              <text:p text:style-name="P3">XML</text:p>
              <text:p text:style-name="P3">Megamodel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636cm" svg:height="4.387cm" svg:x="18.302cm" svg:y="27.726cm">
              <text:p text:style-name="P3">SQL/DDL</text:p>
              <text:p text:style-name="P3">Megamodel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636cm" svg:height="4.387cm" svg:x="24.202cm" svg:y="27.726cm">
              <text:p text:style-name="P3">JAXB</text:p>
              <text:p text:style-name="P3">Megamodel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636cm" svg:height="4.387cm" svg:x="30.102cm" svg:y="27.726cm">
              <text:p text:style-name="P3">Hibernate</text:p>
              <text:p text:style-name="P3">Megamodel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g>
                <draw:custom-shape draw:style-name="gr5" draw:text-style-name="P5" draw:layer="layout" svg:width="30.385cm" svg:height="7.372cm" svg:x="5.718cm" svg:y="16.10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6" draw:text-style-name="P6" draw:layer="layout" svg:width="29.424cm" svg:height="1.317cm" svg:x="6.14cm" svg:y="22.27cm">
                  <draw:text-box>
                    <text:p text:style-name="P7"><text:span text:style-name="T1">Plugin-Ins</text:span></text:p>
                  </draw:text-box>
                </draw:frame>
              </draw:g>
            </draw:g>
            <draw:custom-shape draw:style-name="gr7" draw:text-style-name="P4" draw:layer="layout" svg:width="4.636cm" svg:height="4.387cm" svg:x="6.702cm" svg:y="17.208cm">
              <text:p text:style-name="P3">Java</text:p>
              <text:p text:style-name="P3">Plugin-Ins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636cm" svg:height="4.387cm" svg:x="12.502cm" svg:y="17.208cm">
              <text:p text:style-name="P3">XML</text:p>
              <text:p text:style-name="P3">Plugin-Ins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636cm" svg:height="4.387cm" svg:x="18.302cm" svg:y="17.208cm">
              <text:p text:style-name="P3">SQL/DDL</text:p>
              <text:p text:style-name="P3">Plugin-Ins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636cm" svg:height="4.387cm" svg:x="24.202cm" svg:y="17.208cm">
              <text:p text:style-name="P3">JAXB</text:p>
              <text:p text:style-name="P3">Plugin-Ins</text:p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4.636cm" svg:height="4.387cm" svg:x="30.102cm" svg:y="17.208cm">
              <text:p text:style-name="P3">Hibernate</text:p>
              <text:p text:style-name="P3">Plugin-Ins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8" draw:layer="layout" svg:width="1.396cm" svg:height="5.588cm" svg:x="8.283cm" svg:y="10.986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8" draw:text-style-name="P8" draw:layer="layout" svg:width="1.396cm" svg:height="5.588cm" svg:x="14.184cm" svg:y="10.98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8" draw:text-style-name="P8" draw:layer="layout" svg:width="1.396cm" svg:height="5.588cm" svg:x="20.085cm" svg:y="10.988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8" draw:text-style-name="P8" draw:layer="layout" svg:width="1.396cm" svg:height="5.588cm" svg:x="25.686cm" svg:y="10.98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8" draw:text-style-name="P8" draw:layer="layout" svg:width="1.396cm" svg:height="5.588cm" svg:x="31.787cm" svg:y="10.9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9" draw:text-style-name="P8" draw:layer="layout" svg:width="1.396cm" svg:height="3.89cm" svg:x="8.284cm" svg:y="23.686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9" draw:text-style-name="P8" draw:layer="layout" svg:width="1.396cm" svg:height="3.89cm" svg:x="14.185cm" svg:y="23.68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8" draw:layer="layout" svg:width="1.396cm" svg:height="3.891cm" svg:x="20.086cm" svg:y="23.68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9" draw:text-style-name="P8" draw:layer="layout" svg:width="1.396cm" svg:height="3.89cm" svg:x="25.687cm" svg:y="23.688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9" draw:text-style-name="P8" draw:layer="layout" svg:width="1.396cm" svg:height="3.89cm" svg:x="31.788cm" svg:y="23.68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333cm" fo:page-height="38.8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11-27T16:26:40.008581103</meta:creation-date>
    <dc:date>2017-11-27T16:37:42.950985862</dc:date>
    <dc:creator>Maximilian Meffert</dc:creator>
    <meta:editing-duration>PT11M4S</meta:editing-duration>
    <meta:editing-cycles>3</meta:editing-cycles>
    <meta:generator>LibreOffice/5.1.6.2$Linux_X86_64 LibreOffice_project/10m0$Build-2</meta:generator>
    <meta:document-statistic meta:object-count="37"/>
  </office:meta>
</office:document-meta>
</file>